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it" fo:country="IT" officeooo:rsid="00159ae8" officeooo:paragraph-rsid="00159ae8"/>
    </style:style>
    <style:style style:name="P2" style:family="paragraph" style:parent-style-name="Standard">
      <style:paragraph-properties fo:text-align="justify" style:justify-single-word="false"/>
      <style:text-properties fo:language="it" fo:country="IT" officeooo:paragraph-rsid="00159ae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59ae8" style:font-weight-asian="normal" style:font-weight-complex="normal"/>
    </style:style>
    <style:style style:name="T4" style:family="text">
      <style:text-properties fo:font-weight="normal" officeooo:rsid="0015a28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o progetto intermedio A.A. 2020-2021</text:p>
      <text:p text:style-name="P1">Nicola Vetrini, matricola 600199</text:p>
      <text:p text:style-name="P2">Il progetto consiste in un’estensione del linguaggio funzionale didattico con insiemi e le relative operazioni. Inoltre ho aggiunto il supporto per le stringhe, per avere una maggiore varietà di tipi primitivi del linguaggio. Le regole semantiche per la valutazione, che hanno guidato l’estensione dell’interprete, sono contenute nel file <text:span text:style-name="T1">semantica.pdf </text:span><text:span text:style-name="T3">e riguardano la valutazione dei costruttori di Set (EmptySet, Singleton e Set) al tipo esprimibile SetVal, anch’esso aggiunto ai tipi esprimibili già presenti nel linguaggio</text:span><text:span text:style-name="T2">. </text:span><text:span text:style-name="T4">Ho diviso </text:span><text:span text:style-name="T2"><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0T11:06:35.478224857</meta:creation-date>
    <dc:date>2020-12-20T12:42:04.835007256</dc:date>
    <meta:editing-duration>PT1H25M21S</meta:editing-duration>
    <meta:editing-cycles>2</meta:editing-cycles>
    <meta:generator>LibreOffice/6.4.6.2$Linux_X86_64 LibreOffice_project/40$Build-2</meta:generator>
    <meta:document-statistic meta:table-count="0" meta:image-count="0" meta:object-count="0" meta:page-count="1" meta:paragraph-count="3" meta:word-count="85" meta:character-count="613" meta:non-whitespace-character-count="529"/>
  </office:meta>
</office:document-meta>
</file>